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a1f1ed"/>
    </style:style>
    <style:style style:name="P4" style:family="paragraph" style:parent-style-name="Text_20_body">
      <style:text-properties officeooo:paragraph-rsid="00a64a6f"/>
    </style:style>
    <style:style style:name="P5" style:family="paragraph" style:parent-style-name="Text_20_body">
      <style:text-properties officeooo:paragraph-rsid="00a804af"/>
    </style:style>
    <style:style style:name="P6" style:family="paragraph" style:parent-style-name="Text_20_body">
      <style:text-properties officeooo:paragraph-rsid="00acd728"/>
    </style:style>
    <style:style style:name="P7" style:family="paragraph" style:parent-style-name="Text_20_body">
      <style:text-properties officeooo:paragraph-rsid="00b039d2"/>
    </style:style>
    <style:style style:name="P8" style:family="paragraph" style:parent-style-name="Text_20_body">
      <style:text-properties officeooo:rsid="00a804af" officeooo:paragraph-rsid="00b1f70b"/>
    </style:style>
    <style:style style:name="P9" style:family="paragraph" style:parent-style-name="Text_20_body">
      <style:text-properties officeooo:rsid="00a804af" officeooo:paragraph-rsid="00b5276b"/>
    </style:style>
    <style:style style:name="P10" style:family="paragraph" style:parent-style-name="Text_20_body">
      <style:text-properties officeooo:rsid="00a804af" officeooo:paragraph-rsid="00b88069"/>
    </style:style>
    <style:style style:name="P11" style:family="paragraph" style:parent-style-name="Text_20_body">
      <style:text-properties officeooo:rsid="00b88069" officeooo:paragraph-rsid="00bba200"/>
    </style:style>
    <style:style style:name="P12" style:family="paragraph" style:parent-style-name="Text_20_body">
      <style:text-properties officeooo:rsid="00b88069" officeooo:paragraph-rsid="00bc92a1"/>
    </style:style>
    <style:style style:name="P13" style:family="paragraph" style:parent-style-name="Text_20_body">
      <style:text-properties officeooo:rsid="00b88069" officeooo:paragraph-rsid="00be5c0e"/>
    </style:style>
    <style:style style:name="P14" style:family="paragraph" style:parent-style-name="Text_20_body">
      <style:text-properties officeooo:rsid="00b88069" officeooo:paragraph-rsid="00c20837"/>
    </style:style>
    <style:style style:name="P15" style:family="paragraph" style:parent-style-name="Text_20_body">
      <style:text-properties officeooo:rsid="00b88069" officeooo:paragraph-rsid="00c3c725"/>
    </style:style>
    <style:style style:name="P16" style:family="paragraph" style:parent-style-name="Text_20_body">
      <style:text-properties officeooo:rsid="00b88069" officeooo:paragraph-rsid="00c4b592"/>
    </style:style>
    <style:style style:name="P17" style:family="paragraph" style:parent-style-name="Text_20_body">
      <style:text-properties officeooo:rsid="00b88069" officeooo:paragraph-rsid="00c524d8"/>
    </style:style>
    <style:style style:name="P18" style:family="paragraph" style:parent-style-name="Text_20_body">
      <style:text-properties officeooo:rsid="00b88069" officeooo:paragraph-rsid="00c601ce"/>
    </style:style>
    <style:style style:name="P19" style:family="paragraph" style:parent-style-name="Text_20_body">
      <style:text-properties officeooo:rsid="00b88069" officeooo:paragraph-rsid="00c7a0c2"/>
    </style:style>
    <style:style style:name="P20" style:family="paragraph" style:parent-style-name="Text_20_body">
      <style:paragraph-properties fo:text-align="justify" style:justify-single-word="false"/>
      <style:text-properties officeooo:rsid="00c93b81" officeooo:paragraph-rsid="00ca79bc"/>
    </style:style>
    <style:style style:name="P21" style:family="paragraph" style:parent-style-name="Text_20_body">
      <style:paragraph-properties fo:text-align="justify" style:justify-single-word="false"/>
      <style:text-properties officeooo:rsid="00c93b81" officeooo:paragraph-rsid="00cb32ec"/>
    </style:style>
    <style:style style:name="P22" style:family="paragraph" style:parent-style-name="Text_20_body">
      <style:paragraph-properties fo:text-align="justify" style:justify-single-word="false"/>
      <style:text-properties officeooo:rsid="00c93b81" officeooo:paragraph-rsid="00ccc7db"/>
    </style:style>
    <style:style style:name="P23" style:family="paragraph" style:parent-style-name="Text_20_body">
      <style:paragraph-properties fo:text-align="justify" style:justify-single-word="false"/>
      <style:text-properties officeooo:rsid="00ccc7db" officeooo:paragraph-rsid="00ce6ac7"/>
    </style:style>
    <style:style style:name="P24" style:family="paragraph" style:parent-style-name="Text_20_body">
      <style:paragraph-properties fo:text-align="justify" style:justify-single-word="false"/>
      <style:text-properties officeooo:rsid="00ce6ac7" officeooo:paragraph-rsid="00ce6ac7"/>
    </style:style>
    <style:style style:name="P25" style:family="paragraph" style:parent-style-name="Text_20_body">
      <style:paragraph-properties fo:text-align="justify" style:justify-single-word="false"/>
      <style:text-properties officeooo:rsid="00cee1d9" officeooo:paragraph-rsid="00d19ab9"/>
    </style:style>
    <style:style style:name="P26" style:family="paragraph" style:parent-style-name="Text_20_body">
      <style:paragraph-properties fo:text-align="justify" style:justify-single-word="false"/>
      <style:text-properties officeooo:rsid="00cee1d9" officeooo:paragraph-rsid="00d375f2"/>
    </style:style>
    <style:style style:name="P27" style:family="paragraph" style:parent-style-name="Text_20_body">
      <style:paragraph-properties fo:text-align="justify" style:justify-single-word="false"/>
      <style:text-properties officeooo:rsid="00d375f2" officeooo:paragraph-rsid="00d4d025"/>
    </style:style>
    <style:style style:name="P28" style:family="paragraph" style:parent-style-name="Text_20_body">
      <style:paragraph-properties fo:text-align="justify" style:justify-single-word="false"/>
      <style:text-properties officeooo:rsid="00d4d025" officeooo:paragraph-rsid="00d578b5"/>
    </style:style>
    <style:style style:name="P29" style:family="paragraph" style:parent-style-name="Text_20_body">
      <style:paragraph-properties fo:text-align="justify" style:justify-single-word="false"/>
      <style:text-properties officeooo:rsid="00d4d025" officeooo:paragraph-rsid="00d68764"/>
    </style:style>
    <style:style style:name="P30" style:family="paragraph" style:parent-style-name="Text_20_body">
      <style:paragraph-properties fo:text-align="justify" style:justify-single-word="false"/>
      <style:text-properties officeooo:rsid="00d68764" officeooo:paragraph-rsid="00d6f17a"/>
    </style:style>
    <style:style style:name="P31" style:family="paragraph" style:parent-style-name="Text_20_body">
      <style:paragraph-properties fo:text-align="justify" style:justify-single-word="false"/>
      <style:text-properties officeooo:rsid="00d6f17a" officeooo:paragraph-rsid="00d81075"/>
    </style:style>
    <style:style style:name="P32" style:family="paragraph" style:parent-style-name="Text_20_body">
      <style:paragraph-properties fo:text-align="justify" style:justify-single-word="false"/>
      <style:text-properties officeooo:rsid="00d81075" officeooo:paragraph-rsid="00d89e5f"/>
    </style:style>
    <style:style style:name="P33" style:family="paragraph" style:parent-style-name="Text_20_body">
      <style:paragraph-properties fo:text-align="justify" style:justify-single-word="false"/>
      <style:text-properties officeooo:rsid="00d89e5f" officeooo:paragraph-rsid="00da54b4"/>
    </style:style>
    <style:style style:name="P34" style:family="paragraph" style:parent-style-name="Text_20_body">
      <style:paragraph-properties fo:text-align="justify" style:justify-single-word="false"/>
      <style:text-properties officeooo:rsid="00d89e5f" officeooo:paragraph-rsid="00e128f2"/>
    </style:style>
    <style:style style:name="P35" style:family="paragraph" style:parent-style-name="Text_20_body">
      <style:paragraph-properties fo:text-align="justify" style:justify-single-word="false"/>
      <style:text-properties officeooo:rsid="00d89e5f" officeooo:paragraph-rsid="00e20bb8"/>
    </style:style>
    <style:style style:name="P36" style:family="paragraph" style:parent-style-name="Text_20_body">
      <style:paragraph-properties fo:text-align="justify" style:justify-single-word="false"/>
      <style:text-properties officeooo:rsid="00da54b4" officeooo:paragraph-rsid="00dc48cd"/>
    </style:style>
    <style:style style:name="P37" style:family="paragraph" style:parent-style-name="Text_20_body">
      <style:paragraph-properties fo:text-align="justify" style:justify-single-word="false"/>
      <style:text-properties officeooo:rsid="00da54b4" officeooo:paragraph-rsid="00de1fd2"/>
    </style:style>
    <style:style style:name="P38" style:family="paragraph" style:parent-style-name="Text_20_body">
      <style:paragraph-properties fo:text-align="justify" style:justify-single-word="false"/>
      <style:text-properties officeooo:rsid="00e20bb8" officeooo:paragraph-rsid="00e20bb8"/>
    </style:style>
    <style:style style:name="P39" style:family="paragraph" style:parent-style-name="Text_20_body">
      <style:paragraph-properties fo:text-align="justify" style:justify-single-word="false"/>
      <style:text-properties officeooo:rsid="00e3ddb4" officeooo:paragraph-rsid="00e553cc"/>
    </style:style>
    <style:style style:name="P40" style:family="paragraph" style:parent-style-name="Text_20_body">
      <style:paragraph-properties fo:text-align="justify" style:justify-single-word="false"/>
      <style:text-properties officeooo:rsid="00e553cc" officeooo:paragraph-rsid="00e553cc"/>
    </style:style>
    <style:style style:name="P41" style:family="paragraph" style:parent-style-name="Text_20_body">
      <style:paragraph-properties fo:text-align="justify" style:justify-single-word="false"/>
      <style:text-properties officeooo:rsid="00e553cc" officeooo:paragraph-rsid="00e78caa"/>
    </style:style>
    <style:style style:name="P42" style:family="paragraph" style:parent-style-name="Text_20_body">
      <style:paragraph-properties fo:text-align="justify" style:justify-single-word="false"/>
      <style:text-properties officeooo:rsid="00e553cc" officeooo:paragraph-rsid="00e93dcf"/>
    </style:style>
    <style:style style:name="P43" style:family="paragraph" style:parent-style-name="Text_20_body">
      <style:paragraph-properties fo:text-align="justify" style:justify-single-word="false"/>
      <style:text-properties officeooo:rsid="00e553cc" officeooo:paragraph-rsid="00ea1399"/>
    </style:style>
    <style:style style:name="P44" style:family="paragraph" style:parent-style-name="Text_20_body">
      <style:paragraph-properties fo:text-align="justify" style:justify-single-word="false"/>
      <style:text-properties officeooo:rsid="00ea1399" officeooo:paragraph-rsid="00eb441f"/>
    </style:style>
    <style:style style:name="P45" style:family="paragraph" style:parent-style-name="Text_20_body">
      <style:paragraph-properties fo:text-align="justify" style:justify-single-word="false"/>
      <style:text-properties officeooo:rsid="00eb441f" officeooo:paragraph-rsid="00eb441f"/>
    </style:style>
    <style:style style:name="P46" style:family="paragraph" style:parent-style-name="Text_20_body">
      <style:paragraph-properties fo:text-align="justify" style:justify-single-word="false"/>
      <style:text-properties officeooo:paragraph-rsid="00ecf804"/>
    </style:style>
    <style:style style:name="P47" style:family="paragraph" style:parent-style-name="Text_20_body">
      <style:text-properties officeooo:paragraph-rsid="00f2a0eb"/>
    </style:style>
    <style:style style:name="P48" style:family="paragraph" style:parent-style-name="Text_20_body">
      <style:text-properties officeooo:paragraph-rsid="00f43cfc"/>
    </style:style>
    <style:style style:name="P49" style:family="paragraph" style:parent-style-name="Text_20_body">
      <style:text-properties officeooo:rsid="00f43cfc" officeooo:paragraph-rsid="00f51e4e"/>
    </style:style>
    <style:style style:name="P50" style:family="paragraph" style:parent-style-name="Text_20_body">
      <style:text-properties officeooo:rsid="00f51e4e" officeooo:paragraph-rsid="00f51e4e"/>
    </style:style>
    <style:style style:name="P51" style:family="paragraph" style:parent-style-name="Text_20_body">
      <style:text-properties officeooo:rsid="00f6d416" officeooo:paragraph-rsid="00f7f836"/>
    </style:style>
    <style:style style:name="P52" style:family="paragraph" style:parent-style-name="Text_20_body">
      <style:text-properties officeooo:rsid="00f6d416" officeooo:paragraph-rsid="00f8f09d"/>
    </style:style>
    <style:style style:name="P53" style:family="paragraph" style:parent-style-name="Text_20_body">
      <style:text-properties officeooo:rsid="00f8f09d" officeooo:paragraph-rsid="00fb7d9a"/>
    </style:style>
    <style:style style:name="P54" style:family="paragraph" style:parent-style-name="Text_20_body">
      <style:text-properties officeooo:rsid="00fb7d9a" officeooo:paragraph-rsid="00fdd69f"/>
    </style:style>
    <style:style style:name="P55" style:family="paragraph" style:parent-style-name="Text_20_body">
      <style:text-properties officeooo:paragraph-rsid="00fe9dcb"/>
    </style:style>
    <style:style style:name="P56" style:family="paragraph" style:parent-style-name="Text_20_body">
      <style:text-properties officeooo:paragraph-rsid="00ff7825"/>
    </style:style>
    <style:style style:name="P57" style:family="paragraph" style:parent-style-name="Heading_20_1">
      <style:paragraph-properties fo:margin-top="0cm" fo:margin-bottom="0cm" loext:contextual-spacing="false"/>
    </style:style>
    <style:style style:name="P58" style:family="paragraph" style:parent-style-name="Text_20_body">
      <style:text-properties officeooo:rsid="00ff7825" officeooo:paragraph-rsid="0100308e"/>
    </style:style>
    <style:style style:name="P59" style:family="paragraph" style:parent-style-name="Text_20_body">
      <style:text-properties officeooo:paragraph-rsid="0100308e"/>
    </style:style>
    <style:style style:name="T1" style:family="text">
      <style:text-properties officeooo:rsid="00a1d099"/>
    </style:style>
    <style:style style:name="T2" style:family="text">
      <style:text-properties officeooo:rsid="00a1f1ed"/>
    </style:style>
    <style:style style:name="T3" style:family="text">
      <style:text-properties officeooo:rsid="00a3a359"/>
    </style:style>
    <style:style style:name="T4" style:family="text">
      <style:text-properties officeooo:rsid="00a58fa5"/>
    </style:style>
    <style:style style:name="T5" style:family="text">
      <style:text-properties officeooo:rsid="00a64a6f"/>
    </style:style>
    <style:style style:name="T6" style:family="text">
      <style:text-properties officeooo:rsid="00a804af"/>
    </style:style>
    <style:style style:name="T7" style:family="text">
      <style:text-properties officeooo:rsid="00a947e8"/>
    </style:style>
    <style:style style:name="T8" style:family="text">
      <style:text-properties officeooo:rsid="00acd728"/>
    </style:style>
    <style:style style:name="T9" style:family="text">
      <style:text-properties officeooo:rsid="00b1f70b"/>
    </style:style>
    <style:style style:name="T10" style:family="text">
      <style:text-properties officeooo:rsid="00b3a4d7"/>
    </style:style>
    <style:style style:name="T11" style:family="text">
      <style:text-properties officeooo:rsid="00b4ba66"/>
    </style:style>
    <style:style style:name="T12" style:family="text">
      <style:text-properties officeooo:rsid="00b5276b"/>
    </style:style>
    <style:style style:name="T13" style:family="text">
      <style:text-properties officeooo:rsid="00b66bd8"/>
    </style:style>
    <style:style style:name="T14" style:family="text">
      <style:text-properties officeooo:rsid="00b88069"/>
    </style:style>
    <style:style style:name="T15" style:family="text">
      <style:text-properties officeooo:rsid="00bf9ff8"/>
    </style:style>
    <style:style style:name="T16" style:family="text">
      <style:text-properties officeooo:rsid="00c20837"/>
    </style:style>
    <style:style style:name="T17" style:family="text">
      <style:text-properties officeooo:rsid="00c25ee8"/>
    </style:style>
    <style:style style:name="T18" style:family="text">
      <style:text-properties officeooo:rsid="00c4b592"/>
    </style:style>
    <style:style style:name="T19" style:family="text">
      <style:text-properties officeooo:rsid="00cec18a"/>
    </style:style>
    <style:style style:name="T20" style:family="text">
      <style:text-properties officeooo:rsid="00d06560"/>
    </style:style>
    <style:style style:name="T21" style:family="text">
      <style:text-properties officeooo:rsid="00d1021b"/>
    </style:style>
    <style:style style:name="T22" style:family="text">
      <style:text-properties officeooo:rsid="00d5d7f0"/>
    </style:style>
    <style:style style:name="T23" style:family="text">
      <style:text-properties officeooo:rsid="00dfbb96"/>
    </style:style>
    <style:style style:name="T24" style:family="text">
      <style:text-properties officeooo:rsid="00e3ddb4"/>
    </style:style>
    <style:style style:name="T25" style:family="text">
      <style:text-properties officeooo:rsid="00e78caa"/>
    </style:style>
    <style:style style:name="T26" style:family="text">
      <style:text-properties officeooo:rsid="00ecf804"/>
    </style:style>
    <style:style style:name="T27" style:family="text">
      <style:text-properties officeooo:rsid="00ed2c01"/>
    </style:style>
    <style:style style:name="T28" style:family="text">
      <style:text-properties officeooo:rsid="00f06fa4"/>
    </style:style>
    <style:style style:name="T29" style:family="text">
      <style:text-properties officeooo:rsid="00f2a0eb"/>
    </style:style>
    <style:style style:name="T30" style:family="text">
      <style:text-properties officeooo:rsid="00f43cfc"/>
    </style:style>
    <style:style style:name="T31" style:family="text">
      <style:text-properties officeooo:rsid="00f5c9f5"/>
    </style:style>
    <style:style style:name="T32" style:family="text">
      <style:text-properties officeooo:rsid="00f8f09d"/>
    </style:style>
    <style:style style:name="T33" style:family="text">
      <style:text-properties officeooo:rsid="00fdd69f"/>
    </style:style>
    <style:style style:name="T34" style:family="text">
      <style:text-properties officeooo:rsid="00fe9dcb"/>
    </style:style>
    <style:style style:name="T35" style:family="text">
      <style:text-properties officeooo:rsid="00ff7825"/>
    </style:style>
    <style:style style:name="T36" style:family="text">
      <style:text-properties officeooo:rsid="0100308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57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Text_20_body"/>
      <text:p text:style-name="P59"><text:span text:style-name="T35">30.07.2020 - Added chapter 25.14 Editors - Properties Editor - Texture Tab.pdf</text:span></text:p>
      <text:p text:style-name="P58">29.07.2020 - Added chapter 25.13 Editors - Properties Editor - Materials Tab.pdf</text:p>
      <text:p text:style-name="P56">2<text:span text:style-name="T34">8</text:span>.07.2020 - UV Editor <text:span text:style-name="T33">, added chapters 25.12 around the object data tab</text:span></text:p>
      <text:p text:style-name="P55">22.07.2020 - UV Editor <text:span text:style-name="T33">, added documentation for</text:span> U<text:span text:style-name="T33">DIM</text:span></text:p>
      <text:p text:style-name="P54">18.07.2020 - Small additions and corrections. Added chapter 25.12 and 7.3.15</text:p>
      <text:p text:style-name="P53">14.07.2020 - Updated the manual to the latest changes of Bforartists 2.3.0</text:p>
      <text:p text:style-name="P52"><text:span text:style-name="T32">12.07.2020 - </text:span>Added chapter 25.8.<text:span text:style-name="T32">4 and 25.8.5</text:span></text:p>
      <text:p text:style-name="P52">09.07.2020 – Added chapter 25.8.3</text:p>
      <text:p text:style-name="P51">06.07.2020 – Added chapter 25.8.1 and 25.8.2</text:p>
      <text:p text:style-name="P50">03.07.2020 - Added chapter 25.8 Editors - Properties Editor - <text:s/>Modifiers Tab.odt<text:span text:style-name="T31">, Update chapter 7.2.2</text:span></text:p>
      <text:p text:style-name="P49">01.07.2020 - Added chapter 25.11 Editors - Properties Editor - Object Constraints Tab</text:p>
      <text:p text:style-name="P48"><text:span text:style-name="T30">30</text:span>.06.2020 - <text:span text:style-name="T29">Updated chapter 25.7</text:span></text:p>
      <text:p text:style-name="P47">2<text:span text:style-name="T28">9</text:span>.06.2020 - Update<text:span text:style-name="T27">d</text:span> <text:span text:style-name="T28">chapters 12, 20 and 25.4, added chapter 25.5</text:span></text:p>
      <text:p text:style-name="Text_20_body">28.06.2020 - Update<text:span text:style-name="T27">d</text:span> the manual to the changes of Bforartists<text:span text:style-name="T27">, splitted chapter 5 into subchapters, added chapter 25.6 Editors - Properties Editor - World Tab</text:span></text:p>
      <text:p text:style-name="P46"><text:span text:style-name="T26">25.06.2020 - Added</text:span> chapter 25.3 Editors - Properties Editor - Output Tab</text:p>
      <text:p text:style-name="P45">21.06.2020 - Added chapters 19 around NLA editor</text:p>
      <text:p text:style-name="P44">17.06.2020 - Added chapters 7.0.x around the 3D view context menus</text:p>
      <text:p text:style-name="P43">12.06.2020 - Updated chapter 36 Standard Keymap</text:p>
      <text:p text:style-name="P42">10.06.2020 - Updated chapter 33 Glossary</text:p>
      <text:p text:style-name="P41">09.06.2020 - Reordered some chapters<text:span text:style-name="T25">, added some missing information</text:span></text:p>
      <text:p text:style-name="P40">09.06.2020 - Removed lots of "Here you can" phrases</text:p>
      <text:p text:style-name="P39">07.06.2020 - Added chapters 18 around Drivers Editor</text:p>
      <text:p text:style-name="P38">29.05<text:span text:style-name="T24">.2020</text:span> - Manual update for upcoming Bforartists 2.1.0 version</text:p>
      <text:p text:style-name="P35">2<text:span text:style-name="T23">8</text:span>.05.2020 - Manual update for upcoming Bforartists 2.1.0 version</text:p>
      <text:p text:style-name="P34">01.06.2020 - Added chapters 17 around Graph Editor</text:p>
      <text:p text:style-name="P34">2<text:span text:style-name="T23">8</text:span>.05.2020 - Manual update for upcoming Bforartists 2.1.0 version</text:p>
      <text:p text:style-name="P37">25.05.2020 - Added chapters 16 around the Timeline</text:p>
      <text:p text:style-name="P37">23.05.2020 - Updated chapters to new sculpting feature Draw Face Sets</text:p>
      <text:p text:style-name="P36"><text:soft-page-break/>22.05.2020 - Updated chapter 2 Keymap</text:p>
      <text:p text:style-name="P33">20.05.2020 - Manual update for upcoming Bforartists 2.1.0 version, changed order of chapters in chapter 8 and 9.</text:p>
      <text:p text:style-name="P32">16.05.2020 - Added chapters 15 around the dope sheet editor</text:p>
      <text:p text:style-name="P31">09.05.2020 - Added chapters 14 around the movie clip editor.</text:p>
      <text:p text:style-name="P30">28.04.2020 - Added chapter 37 - How to use the Manual</text:p>
      <text:p text:style-name="P29">18.04.2020 - Updated the manual for Bforartists 2 gold</text:p>
      <text:p text:style-name="P28">1<text:span text:style-name="T22">6</text:span>.04.2020 - Updated the manual for Bforartists <text:span text:style-name="T22">2 </text:span>Release Candidate</text:p>
      <text:p text:style-name="P28">02.04.2020 - Added chapters 11 around the compositor editor</text:p>
      <text:p text:style-name="P27">20.03.2020 - Added chapters 10 around the shader editor.</text:p>
      <text:p text:style-name="P26">17.03.2020 - Updated the manual to Bforartists 2 Beta 0.9.1</text:p>
      <text:p text:style-name="P25">21.02.2020 - <text:span text:style-name="T20">Small changes at</text:span> chapter 2, 7.1.5, <text:span text:style-name="T20">7.1.14, 7</text:span>.3.11 and 22<text:span text:style-name="T21">, rework at chapters 7.3.6 to 7.3.15</text:span></text:p>
      <text:p text:style-name="P24">20.02.2020 - Update<text:span text:style-name="T19">d</text:span> chapter 8.3.1<text:span text:style-name="T19"> and 7.3.11</text:span></text:p>
      <text:p text:style-name="P23">19.02.2020 - Updated the manual to the latest changes for the Bforartists 2 Alpha 0.9.0 release</text:p>
      <text:p text:style-name="P22">13.02.2020 - updated chapters 7.3.6 Editors - 3D View - Sidebar - Tool Tab - Sculpt Mode, 7.3.7 Editors - 3D View - Sidebar - Tool Tab - Vertex Paint Mode, 7.3.8 Editors - 3D View - Sidebar - Tool Tab - Weight Paint Mode, 7.3.9 Editors - 3D View - Sidebar - Tool Tab - Texture Paint Mode and 8.3.1 Editors - Image Editor - Sidebar - Tools Tab in Paint Mode</text:p>
      <text:p text:style-name="P21">04.02.2020 - added chapter 10 Editors - Shader Editor.pdf</text:p>
      <text:p text:style-name="P20">01.02.2020 - moved the chapters properties - tools tab to 3d view - tools tab</text:p>
      <text:p text:style-name="P19">23.01.2020 - added chapter 9.3 Editors - UV Editor - Sidebar.pdf, 9.3.1 Editors - UV Editor - Sidebar - Image Tab.pdf, 9.3.2 Editors - UV Editor - Sidebar - Tools Tab.pdf and 9.3.3 Editors - UV Editor - Sidebar - View Tab.pdf</text:p>
      <text:p text:style-name="P18">01.01.2020 - reorganized chapter 7.1 and 7.2</text:p>
      <text:p text:style-name="P17">29.12.2019 - updated chapter 1 Installing Bforartists.pdf</text:p>
      <text:p text:style-name="P16">2<text:span text:style-name="T18">9</text:span>.12.2019 - added chapter 9.1.5 Editors - UV Editor - Header - Header Tools.pdf</text:p>
      <text:p text:style-name="P16">20.12.2019 - added chapter 9.1.4 Editors - UV Editor - Header - UV menu.pdf</text:p>
      <text:p text:style-name="P15">1<text:span text:style-name="T17">8</text:span>.12.2019 - added chapter<text:span text:style-name="T17"> </text:span>9.1.3 Editors - UV Editor - Header - Image Menu.pdf</text:p>
      <text:p text:style-name="P14">1<text:span text:style-name="T16">7</text:span>.12.2019 - added chapter<text:span text:style-name="T16"> 9.1.2 Editors - UV Editor - Header - Select Menu.pdf</text:span></text:p>
      <text:p text:style-name="P13">16.12.2019 - added chapter 9 Editors - UV Editor.pdf<text:span text:style-name="T15">, 9.1 Editors - UV Editor - Header.pdf, 9.1.1 Editors - UV Editor - Header - View Menu.pdf</text:span></text:p>
      <text:p text:style-name="P12">12.12.2019 - added chapter 8.3.3 Editors - Image Editor - Sidebar - View Tab.pdf, 8.3.4 Editors - Image Editor - Sidebar - Scopes Tab.pdf and 8.3.5 Editors - Image Editor - Sidebar - Mask Tab.pdf</text:p>
      <text:p text:style-name="P12"><text:soft-page-break/>09.12.2019 - added chapter 8.3.2 Editors - Image Editor - Sidebar - Image Tab.pdf</text:p>
      <text:p text:style-name="P11">28.11.2019 - added chapter 8.1.7 Editors - Image Editor - Tool Shelf.pdf</text:p>
      <text:p text:style-name="P10"><text:span text:style-name="T14">20</text:span>.11.2019 - added chapter<text:span text:style-name="T13"> 8.1.3 Editors - Image Editor - Header - Select menu, 8.1.4 Editors - Image Editor - Header - Add menu, 8.1.5 Editors - Image Editor - Header - Mask menu, 8.1.6 Editors - Image Editor - Header - Header Tools.pdf</text:span></text:p>
      <text:p text:style-name="P9">1<text:span text:style-name="T12">8</text:span>.11.2019 - added chapter 8.1.2 Editors - Image Editor - Header - Image menu.pdf</text:p>
      <text:p text:style-name="P9">17.11.2019 - small changes at chapter 7.2<text:span text:style-name="T11">, 7.23 </text:span>and 8<text:span text:style-name="T11">, added 8.1 Editors - Image Editor - Header.pdf and 8.1.1 Editors - Image Editor - Header - View menu.pdf</text:span></text:p>
      <text:p text:style-name="P8">1<text:span text:style-name="T9">6</text:span>.11.2019 - added chapter 8 Editors - Image Editor.pdf<text:span text:style-name="T10">, Update chapter 6 Editors introduction.pdf</text:span></text:p>
      <text:p text:style-name="P8">15.11.2019 - added chapter 7.3.1 Editors - 3D View - Sidebar - Mini Lightlib.pdf</text:p>
      <text:p text:style-name="P7"><text:span text:style-name="T6">14</text:span>.11.2019 <text:span text:style-name="T8">- added chapter 7.3 Editors - 3D View - Sidebar.pdf</text:span></text:p>
      <text:p text:style-name="P6"><text:span text:style-name="T6">11</text:span>.11.2019 <text:span text:style-name="T8">- added brush menu to chapters 7.2, renamed chapters</text:span></text:p>
      <text:p text:style-name="P5"><text:span text:style-name="T6">10</text:span>.11.2019 - Added chapter 7.1.15 Editors - 3D View - Tool Shelf - Grease Pencil - Weight Paint Mode<text:span text:style-name="T7"> and 7.1.16 Editors - 3D View - Tool Shelf - Armature - Edit Mode.pdf and 7.1.17 Editors - 3D View - Tool Shelf - Armature - Pose Mode.pdf and 7.1.18 Editors - 3D View - Tool Shelf - Lattice - Edit Mode.pdf</text:span></text:p>
      <text:p text:style-name="P5">0<text:span text:style-name="T5">9</text:span>.11.2019 - Added chapter 7.1.14 Editors - 3D View - Tool Shelf - Grease Pencil - Draw Mode</text:p>
      <text:p text:style-name="P4">0<text:span text:style-name="T4">8</text:span>.11.2019 - Added chapter 7.1.13 Editors - 3D View - Tool Shelf - Grase Pencil - Sculpt Mode.pdf</text:p>
      <text:p text:style-name="P3">0<text:span text:style-name="T2">6</text:span>.11.2019 - Added chapter 7.1.11 Editors - 3D View - Tool Shelf - Text - Edit Mode.pdf<text:span text:style-name="T3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<text:soft-page-break/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<text:soft-page-break/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<text:soft-page-break/>06.03.2019<text:span text:style-name="T1"> </text:span><text:s/>- Added chapter<text:span text:style-name="T1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6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4H37M28S</meta:editing-duration>
    <meta:editing-cycles>226</meta:editing-cycles>
    <meta:generator>LibreOffice/6.3.6.2$Windows_X86_64 LibreOffice_project/2196df99b074d8a661f4036fca8fa0cbfa33a497</meta:generator>
    <dc:date>2020-07-30T13:00:14.446000000</dc:date>
    <meta:document-statistic meta:table-count="1" meta:image-count="0" meta:object-count="0" meta:page-count="6" meta:paragraph-count="142" meta:word-count="2147" meta:character-count="12154" meta:non-whitespace-character-count="10136"/>
    <meta:template xlink:type="simple" xlink:actuate="onRequest" xlink:title="standard1cm" xlink:href="../../../../AppData/Roaming/LibreOffice/4/user/template/standard1cm.ott" meta:date="2016-03-28T18:47:57.125000000"/>
  </office:meta>
</office:document-meta>
</file>